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09in"/>
    </style:style>
    <style:style style:name="co2" style:family="table-column">
      <style:table-column-properties fo:break-before="auto" style:column-width="10.0161in"/>
    </style:style>
    <style:style style:name="co3" style:family="table-column">
      <style:table-column-properties fo:break-before="auto" style:column-width="0.8925in"/>
    </style:style>
    <style:style style:name="co4" style:family="table-column">
      <style:table-column-properties fo:break-before="auto" style:column-width="0.5429in"/>
    </style:style>
    <style:style style:name="co5" style:family="table-column">
      <style:table-column-properties fo:break-before="auto" style:column-width="3.55in"/>
    </style:style>
    <style:style style:name="co6" style:family="table-column">
      <style:table-column-properties fo:break-before="auto" style:column-width="2.8228in"/>
    </style:style>
    <style:style style:name="co7" style:family="table-column">
      <style:table-column-properties fo:break-before="auto" style:column-width="3.1256in"/>
    </style:style>
    <style:style style:name="co8" style:family="table-column">
      <style:table-column-properties fo:break-before="auto" style:column-width="2.2264in"/>
    </style:style>
    <style:style style:name="co9" style:family="table-column">
      <style:table-column-properties fo:break-before="auto" style:column-width="1.3327in"/>
    </style:style>
    <style:style style:name="co10" style:family="table-column">
      <style:table-column-properties fo:break-before="auto" style:column-width="0.5118in"/>
    </style:style>
    <style:style style:name="co11" style:family="table-column">
      <style:table-column-properties fo:break-before="auto" style:column-width="4.0563in"/>
    </style:style>
    <style:style style:name="co12" style:family="table-column">
      <style:table-column-properties fo:break-before="auto" style:column-width="4.2972in"/>
    </style:style>
    <style:style style:name="co13" style:family="table-column">
      <style:table-column-properties fo:break-before="auto" style:column-width="0.5382in"/>
    </style:style>
    <style:style style:name="co14" style:family="table-column">
      <style:table-column-properties fo:break-before="auto" style:column-width="0.2874in"/>
    </style:style>
    <style:style style:name="co15" style:family="table-column">
      <style:table-column-properties fo:break-before="auto" style:column-width="3.502in"/>
    </style:style>
    <style:style style:name="co16" style:family="table-column">
      <style:table-column-properties fo:break-before="auto" style:column-width="4.0984in"/>
    </style:style>
    <style:style style:name="co17" style:family="table-column">
      <style:table-column-properties fo:break-before="auto" style:column-width="1.7799in"/>
    </style:style>
    <style:style style:name="co18" style:family="table-column">
      <style:table-column-properties fo:break-before="auto" style:column-width="3.5811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3937in" fo:break-before="auto" style:use-optimal-row-height="false"/>
    </style:style>
    <style:style style:name="ro6" style:family="table-row">
      <style:table-row-properties style:row-height="0.7252in" fo:break-before="auto" style:use-optimal-row-height="false"/>
    </style:style>
    <style:style style:name="ro7" style:family="table-row">
      <style:table-row-properties style:row-height="0.7354in" fo:break-before="auto" style:use-optimal-row-height="false"/>
    </style:style>
    <style:style style:name="ro8" style:family="table-row">
      <style:table-row-properties style:row-height="0.611in" fo:break-before="auto" style:use-optimal-row-height="true"/>
    </style:style>
    <style:style style:name="ro9" style:family="table-row">
      <style:table-row-properties style:row-height="0.6528in" fo:break-before="auto" style:use-optimal-row-height="false"/>
    </style:style>
    <style:style style:name="ro10" style:family="table-row">
      <style:table-row-properties style:row-height="0.4146in" fo:break-before="auto" style:use-optimal-row-height="true"/>
    </style:style>
    <style:style style:name="ro11" style:family="table-row">
      <style:table-row-properties style:row-height="0.2173in" fo:break-before="auto" style:use-optimal-row-height="true"/>
    </style:style>
    <style:style style:name="ro12" style:family="table-row">
      <style:table-row-properties style:row-height="0.5075in" fo:break-before="auto" style:use-optimal-row-height="false"/>
    </style:style>
    <style:style style:name="ro13" style:family="table-row">
      <style:table-row-properties style:row-height="0.7665in" fo:break-before="auto" style:use-optimal-row-height="true"/>
    </style:style>
    <style:style style:name="ro14" style:family="table-row">
      <style:table-row-properties style:row-height="0.3835in" fo:break-before="auto" style:use-optimal-row-height="false"/>
    </style:style>
    <style:style style:name="ro15" style:family="table-row">
      <style:table-row-properties style:row-height="1.5134in" fo:break-before="auto" style:use-optimal-row-height="true"/>
    </style:style>
    <style:style style:name="ro16"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style>
    <style:style style:name="ce2" style:family="table-cell" style:parent-style-name="Default">
      <style:table-cell-properties fo:wrap-option="wrap"/>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fo:color="#c0c0c0" style:text-outline="false" style:font-name="Calibri" fo:font-size="11pt" fo:font-style="normal" fo:text-shadow="none" fo:font-weight="bold" style:font-size-asian="11pt" style:font-style-asian="normal" style:font-weight-asian="bold" style:font-size-complex="11pt" style:font-style-complex="normal" style:font-weight-complex="bold"/>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fo:color="#c0c0c0"/>
    </style:style>
    <style:style style:name="ce5" style:family="table-cell" style:parent-style-name="Default">
      <style:table-cell-properties fo:wrap-option="wrap"/>
      <style:text-properties fo:color="#c0c0c0" style:text-outline="false" fo:font-style="normal" fo:text-shadow="none" fo:font-weight="normal" style:text-underline-mode="continuous" style:text-line-through-mode="continuous" style:font-name-asian="Arial Unicode MS" style:font-style-asian="normal" style:font-weight-asian="normal" style:font-name-complex="Tahoma" style:font-style-complex="normal" style:font-weight-complex="normal" style:text-emphasize="none" style:font-relief="none"/>
    </style:style>
    <style:style style:name="ce6" style:family="table-cell" style:parent-style-name="Default">
      <style:table-cell-properties fo:wrap-option="wrap"/>
      <style:text-properties fo:color="#c0c0c0"/>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fo:color="#c0c0c0"/>
    </style:style>
    <style:style style:name="ce8" style:family="table-cell" style:parent-style-name="Default">
      <style:text-properties fo:color="#c0c0c0"/>
    </style:style>
    <style:style style:name="ce9" style:family="table-cell" style:parent-style-name="Default">
      <style:table-cell-properties fo:wrap-option="wrap"/>
      <style:text-properties fo:color="#c0c0c0" fo:font-weight="bold" style:font-weight-asian="bold" style:font-weight-complex="bold"/>
    </style:style>
    <style:style style:name="ce10" style:family="table-cell" style:parent-style-name="Default">
      <style:table-cell-properties fo:wrap-option="wrap"/>
      <style:text-properties fo:color="#c0c0c0" style:font-name="Times New Roman" fo:font-size="12pt" style:font-name-asian="Times New Roman" style:font-size-asian="12pt" style:font-name-complex="Times New Roman" style:font-size-complex="12pt"/>
    </style:style>
    <style:style style:name="ce11" style:family="table-cell" style:parent-style-name="Default">
      <style:text-properties fo:color="#c0c0c0" fo:font-weight="bold" style:font-weight-asian="bold" style:font-weight-complex="bold"/>
    </style:style>
    <style:style style:name="ce12" style:family="table-cell" style:parent-style-name="Default">
      <style:table-cell-properties fo:wrap-option="wrap"/>
      <style:text-properties fo:color="#c0c0c0" style:text-outline="false" style:text-line-through-style="none" fo:language="en" fo:country="US" fo:font-style="normal" fo:text-shadow="none" style:text-underline-style="none" fo:font-weight="bold" style:text-underline-mode="continuous" style:text-line-through-mode="continuous" style:font-name-asian="Arial Unicode MS" style:language-asian="zxx" style:country-asian="none" style:font-style-asian="normal" style:font-weight-asian="normal" style:font-name-complex="Tahoma" style:language-complex="zxx" style:country-complex="none" style:font-style-complex="normal" style:font-weight-complex="normal" style:text-emphasize="none" style:font-relief="none"/>
    </style:style>
    <style:style style:name="ce13" style:family="table-cell" style:parent-style-name="Default">
      <style:text-properties fo:color="#c0c0c0" style:text-outline="false" fo:font-style="normal" fo:text-shadow="none" fo:font-weight="normal" style:text-und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style>
    <style:style style:name="ce14" style:family="table-cell" style:parent-style-name="Default">
      <style:table-cell-properties fo:wrap-option="wrap"/>
      <style:text-properties fo:color="#c0c0c0" style:text-outline="false" style:text-line-through-style="none" fo:language="en" fo:country="US" fo:font-style="normal" fo:text-shadow="none" style:text-underline-style="none" fo:font-weight="normal" style:text-underline-mode="continuous" style:text-line-through-mode="continuous" style:font-name-asian="Arial Unicode MS" style:language-asian="zxx" style:country-asian="none" style:font-style-asian="normal" style:font-weight-asian="normal" style:font-name-complex="Tahoma" style:language-complex="zxx" style:country-complex="none" style:font-style-complex="normal" style:font-weight-complex="normal" style:text-emphasize="none" style:font-relief="none"/>
    </style:style>
    <style:style style:name="ce15" style:family="table-cell" style:parent-style-name="Default">
      <style:table-cell-properties fo:wrap-option="wrap"/>
      <style:text-properties fo:color="#c0c0c0" style:text-outline="false" fo:font-style="normal" fo:text-shadow="none" fo:font-weight="normal" style:text-und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style>
    <style:style style:name="ce16" style:family="table-cell" style:parent-style-name="Default" style:data-style-name="N37">
      <style:table-cell-properties fo:wrap-option="wrap"/>
      <style:text-properties fo:color="#c0c0c0" style:text-outline="false" style:text-line-through-style="none" fo:language="en" fo:country="US" fo:font-style="normal" fo:text-shadow="none" style:text-underline-style="none" fo:font-weight="normal" style:text-underline-mode="continuous" style:text-line-through-mode="continuous" style:font-name-asian="Arial Unicode MS" style:language-asian="zxx" style:country-asian="none" style:font-style-asian="normal" style:font-weight-asian="normal" style:font-name-complex="Tahoma" style:language-complex="zxx" style:country-complex="none" style:font-style-complex="normal" style:font-weight-complex="normal" style:text-emphasize="none" style:font-relief="none"/>
    </style:style>
    <style:style style:name="T1" style:family="text">
      <style:text-properties fo:color="#0000ff" style:text-outline="false" style:font-name="Calibri" fo:font-size="11pt" fo:language="en" fo:country="US" fo:font-style="normal" fo:text-shadow="none" style:text-underline-style="solid" style:text-underline-width="auto" style:text-underline-color="font-color" fo:font-weight="normal" style:text-underline-mode="continuous" style:text-line-through-mode="continuous" style:font-name-asian="Arial Unicode M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text-emphasize="none" style:font-relief="none"/>
    </style:style>
    <style:style style:name="T2" style:family="text">
      <style:text-properties fo:color="#000000" style:text-outline="false" style:font-name="Calibri" fo:font-size="11pt" fo:language="en" fo:country="US" fo:font-style="normal" fo:text-shadow="none" fo:font-weight="normal" style:text-underline-mode="continuous" style:text-line-through-mode="continuous" style:font-name-asian="Arial Unicode M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text-emphasize="none" style:font-relief="none"/>
    </style:style>
  </office:automatic-styles>
  <office:body>
    <office:spreadsheet>
      <table:table table:name="NU" table:style-name="ta1">
        <office:forms form:automatic-focus="false" form:apply-design-mode="false"/>
        <table:table-column table:style-name="co1" table:default-cell-style-name="Default"/>
        <table:table-column table:style-name="co2" table:default-cell-style-name="ce2"/>
        <table:table-row table:style-name="ro1">
          <table:table-cell table:style-name="ce1" office:value-type="string">
            <text:p>Criteria</text:p>
          </table:table-cell>
          <table:table-cell/>
        </table:table-row>
        <table:table-row table:style-name="ro1">
          <table:table-cell office:value-type="string">
            <text:p>Must be at Northwestern</text:p>
          </table:table-cell>
          <table:table-cell/>
        </table:table-row>
        <table:table-row table:style-name="ro1">
          <table:table-cell office:value-type="string">
            <text:p>Should work with large datasets</text:p>
          </table:table-cell>
          <table:table-cell/>
        </table:table-row>
        <table:table-row table:style-name="ro1">
          <table:table-cell table:number-columns-repeated="2"/>
        </table:table-row>
        <table:table-row table:style-name="ro1">
          <table:table-cell table:style-name="ce1" office:value-type="string">
            <text:p>Person</text:p>
          </table:table-cell>
          <table:table-cell/>
        </table:table-row>
        <table:table-row table:style-name="ro2">
          <table:table-cell office:value-type="string">
            <text:p>Gayle Woloschak</text:p>
          </table:table-cell>
          <table:table-cell office:value-type="string">
            <text:p>Duh</text:p>
          </table:table-cell>
        </table:table-row>
        <table:table-row table:style-name="ro3">
          <table:table-cell office:value-type="string">
            <text:p>Rex Chisholm</text:p>
          </table:table-cell>
          <table:table-cell office:value-type="string">
            <text:p>Cool work on dictyBase, a model organism database and work on development and morphogenesis. <text:s/>The members of the Dictybase team are honorary members of the Nugene consortium, so there appears to be a close tie there. Currently dean of research at the feinberg school of medicine (runs $275 mill)</text:p>
          </table:table-cell>
        </table:table-row>
        <table:table-row table:style-name="ro3">
          <table:table-cell office:value-type="string">
            <text:p>Wayne Anderson</text:p>
          </table:table-cell>
          <table:table-cell office:value-type="string">
            <text:p>Very Cool deals with protein structure and very huge data sets. <text:s text:c="2"/>Right now his major project involves providing remote access to the beams at Argonne for Structural use. <text:s/>He has a number of mathy/csy problems on that end of things and I would be really interesting it working on any one of them</text:p>
          </table:table-cell>
        </table:table-row>
        <table:table-row table:style-name="ro2">
          <table:table-cell office:value-type="string">
            <text:p>Warren Kibbe</text:p>
          </table:table-cell>
          <table:table-cell office:value-type="string">
            <text:p>Not in IGP, but appears to be doing great work, especially on Nugene (<text:a xlink:href="http://wiki.bioinformatics.northwestern.edu/index.php/Warren_Kibbe">http://wiki.bioinformatics.northwestern.edu/index.php/Warren_Kibbe</text:a>)</text:p>
          </table:table-cell>
        </table:table-row>
        <table:table-row table:style-name="ro3">
          <table:table-cell office:value-type="string">
            <text:p>Luis Amaral</text:p>
          </table:table-cell>
          <table:table-cell office:value-type="string">
            <text:p>Ray Bergan recommended this great researcher studying how complex systems, including the scientific community, interact with eachother. <text:s/>I would love to be doing work on this problem!</text:p>
          </table:table-cell>
        </table:table-row>
        <table:table-row table:style-name="ro4">
          <table:table-cell office:value-type="string">
            <text:p>Shad Thaxton</text:p>
          </table:table-cell>
          <table:table-cell office:value-type="string">
            <text:p>Working with the nano people and especially Chad in evanston, Shad is young and pretty excited about the prospect of data sharing in the life sciences. <text:s/>He's not so sure of what to share, so we would have to have some deep conversations to see what might be needed. <text:s/>But it would be cool to try to work on a problem that involved both him and Luis Amaral. </text:p>
          </table:table-cell>
        </table:table-row>
        <table:table-row table:style-name="ro1">
          <table:table-cell table:number-columns-repeated="2"/>
        </table:table-row>
        <table:table-row table:style-name="ro1">
          <table:table-cell table:style-name="ce1" office:value-type="string">
            <text:p>Institutions</text:p>
          </table:table-cell>
          <table:table-cell/>
        </table:table-row>
        <table:table-row table:style-name="ro2">
          <table:table-cell office:value-type="string">
            <text:p>Nu Gene</text:p>
          </table:table-cell>
          <table:table-cell office:value-type="string">
            <text:p>Gayle Recommended this project on gene databases and ontologies <text:a xlink:href="https://www.nugene.org/NAC.htm">https://www.nugene.org/NAC.htm</text:a></text:p>
          </table:table-cell>
        </table:table-row>
        <table:table-row table:style-name="ro2">
          <table:table-cell office:value-type="string">
            <text:p>CBB</text:p>
          </table:table-cell>
          <table:table-cell office:value-type="string">
            <text:p>Will recommended the computational biology and biostatistics program, which has been disbanded, but has a cool list of proffessors.</text:p>
          </table:table-cell>
        </table:table-row>
        <table:table-row table:style-name="ro2">
          <table:table-cell office:value-type="string">
            <text:p>Chicago Biomedical Consortium</text:p>
          </table:table-cell>
          <table:table-cell office:value-type="string">
            <text:p>Offers Grants and Resources for collaborations between NU, UofC, and UIC. <text:s/>Worth applying for or thinking about in your phd project.</text:p>
          </table:table-cell>
        </table:table-row>
        <table:table-row table:style-name="ro2">
          <table:table-cell office:value-type="string">
            <text:p>CLIMB</text:p>
          </table:table-cell>
          <table:table-cell office:value-type="string">
            <text:p>This group </text:p>
          </table:table-cell>
        </table:table-row>
        <table:table-row table:style-name="ro2">
          <table:table-cell office:value-type="string">
            <text:p>Core Facillities</text:p>
          </table:table-cell>
          <table:table-cell office:value-type="string">
            <text:p>NU offers a bunch of core research facillities that should be of help.</text:p>
          </table:table-cell>
        </table:table-row>
        <table:table-row table:style-name="ro1">
          <table:table-cell/>
          <table:table-cell table:style-name="Default"/>
        </table:table-row>
        <table:table-row table:style-name="ro1" table:number-rows-repeated="2">
          <table:table-cell table:number-columns-repeated="2"/>
        </table:table-row>
        <table:table-row table:style-name="ro1">
          <table:table-cell table:style-name="ce1" office:value-type="string">
            <text:p>Grants</text:p>
          </table:table-cell>
          <table:table-cell/>
        </table:table-row>
        <table:table-row table:style-name="ro2">
          <table:table-cell office:value-type="string">
            <text:p>CBC Grants</text:p>
          </table:table-cell>
          <table:table-cell office:value-type="string">
            <text:p>These are intercampus collaboration grants offerred through the Chicago Biomedical Consortium</text:p>
          </table:table-cell>
        </table:table-row>
        <table:table-row table:style-name="ro2">
          <table:table-cell office:value-type="string">
            <text:p>NSF precanidacy grant</text:p>
          </table:table-cell>
          <table:table-cell office:value-type="string">
            <text:p>??? Maybe ask around about these, I couldn't find them online.</text:p>
          </table:table-cell>
        </table:table-row>
        <table:table-row table:style-name="ro2">
          <table:table-cell office:value-type="string">
            <text:p>Training Grants</text:p>
          </table:table-cell>
          <table:table-cell office:value-type="string">
            <text:p>These are selected on the basis of good grades and fields of interest. <text:s/>They pair you with like minded students for journal club and the like.</text:p>
          </table:table-cell>
        </table:table-row>
        <table:table-row table:style-name="ro1" table:number-rows-repeated="65510">
          <table:table-cell table:number-columns-repeated="2"/>
        </table:table-row>
        <table:table-row table:style-name="ro1">
          <table:table-cell table:number-columns-repeated="2"/>
        </table:table-row>
      </table:table>
      <table:table table:name="RETIRED MIT" table:style-name="ta1">
        <table:table-column table:style-name="co4" table:default-cell-style-name="ce6"/>
        <table:table-column table:style-name="co5" table:number-columns-repeated="2" table:default-cell-style-name="ce8"/>
        <table:table-column table:style-name="co3" table:default-cell-style-name="ce8"/>
        <table:table-column table:style-name="co3" table:default-cell-style-name="ce6"/>
        <table:table-column table:style-name="co3" table:number-columns-repeated="251" table:default-cell-style-name="ce8"/>
        <table:table-row table:style-name="ro5">
          <table:table-cell table:style-name="ce3" office:value-type="string">
            <text:p>Link</text:p>
          </table:table-cell>
          <table:table-cell table:style-name="ce3" office:value-type="string">
            <text:p>Description</text:p>
          </table:table-cell>
          <table:table-cell table:style-name="ce3" office:value-type="string">
            <text:p>Relevance</text:p>
          </table:table-cell>
          <table:table-cell table:style-name="ce3" office:value-type="string">
            <text:p>To Do</text:p>
          </table:table-cell>
          <table:table-cell table:style-name="ce9" office:value-type="string">
            <text:p>Contact</text:p>
          </table:table-cell>
          <table:table-cell table:style-name="ce11" office:value-type="string">
            <text:p>Contact URL</text:p>
          </table:table-cell>
          <table:table-cell table:number-columns-repeated="250"/>
        </table:table-row>
        <table:table-row table:style-name="ro5">
          <table:table-cell table:style-name="ce4" office:value-type="string">
            <text:p><text:span text:style-name="T1"><text:a xlink:href="http://csbi.mit.edu/">Computational and Systems </text:a></text:span><text:span text:style-name="T1"><text:a xlink:href="http://csbi.mit.edu/">Biology </text:a></text:span><text:span text:style-name="T1"><text:a xlink:href="http://csbi.mit.edu/">(CSBi)</text:a></text:span></text:p>
          </table:table-cell>
          <table:table-cell table:style-name="ce7" office:value-type="string">
            <text:p>the umbrella for a number of systems bio projects</text:p>
          </table:table-cell>
          <table:table-cell table:style-name="ce7" office:value-type="string">
            <text:p>high - their subprojects would include my comm bio idea</text:p>
          </table:table-cell>
          <table:table-cell table:style-name="ce7" office:value-type="string">
            <text:p>apply to</text:p>
          </table:table-cell>
          <table:table-cell table:number-columns-repeated="252"/>
        </table:table-row>
        <table:table-row table:style-name="ro5">
          <table:table-cell table:style-name="ce4" office:value-type="string">
            <text:p><text:span text:style-name="T1"><text:a xlink:href="http://autoidlabs.mit.edu/">Auto-ID Center</text:a></text:span></text:p>
          </table:table-cell>
          <table:table-cell table:style-name="ce7" office:value-type="string">
            <text:p>Internet of things</text:p>
          </table:table-cell>
          <table:table-cell table:style-name="ce7" office:value-type="string">
            <text:p>stretch - I want to address cells, but I am not sure they do</text:p>
          </table:table-cell>
          <table:table-cell table:style-name="ce7"/>
          <table:table-cell table:number-columns-repeated="252"/>
        </table:table-row>
        <table:table-row table:style-name="ro5">
          <table:table-cell table:style-name="ce4" office:value-type="string">
            <text:p><text:span text:style-name="T1"><text:a xlink:href="http://cbcl.mit.edu/">Biological and Computational </text:a></text:span><text:span text:style-name="T1"><text:a xlink:href="http://cbcl.mit.edu/">Learning, </text:a></text:span><text:span text:style-name="T1"><text:a xlink:href="http://cbcl.mit.edu/">Center for</text:a></text:span></text:p>
          </table:table-cell>
          <table:table-cell table:style-name="ce7" office:value-type="string">
            <text:p>Biocomputation People</text:p>
          </table:table-cell>
          <table:table-cell table:style-name="ce7" office:value-type="string">
            <text:p>stretch - I want to communicate, I think they just want to model</text:p>
          </table:table-cell>
          <table:table-cell table:style-name="ce7"/>
          <table:table-cell table:number-columns-repeated="252"/>
        </table:table-row>
        <table:table-row table:style-name="ro5">
          <table:table-cell table:style-name="ce4" office:value-type="string">
            <text:p><text:span text:style-name="T1"><text:a xlink:href="http://darbelofflab.mit.edu/">d'Arbeloff Laboratory for </text:a></text:span><text:span text:style-name="T1"><text:a xlink:href="http://darbelofflab.mit.edu/">Information </text:a></text:span><text:span text:style-name="T1"><text:a xlink:href="http://darbelofflab.mit.edu/">Systems and </text:a></text:span><text:span text:style-name="T1"><text:a xlink:href="http://darbelofflab.mit.edu/">Technology</text:a></text:span></text:p>
          </table:table-cell>
          <table:table-cell table:style-name="ce7" office:value-type="string">
            <text:p>among other things, wearable sensors</text:p>
          </table:table-cell>
          <table:table-cell table:style-name="ce7" office:value-type="string">
            <text:p>stretch - these guys aren't dealing with cells, but would have the same problems at a higher level</text:p>
          </table:table-cell>
          <table:table-cell table:style-name="ce7"/>
          <table:table-cell table:number-columns-repeated="252"/>
        </table:table-row>
        <table:table-row table:style-name="ro5">
          <table:table-cell table:style-name="ce4" office:value-type="string">
            <text:p><text:span text:style-name="T1"><text:a xlink:href="http://web.mit.edu/biopolymers/www/">Biopolymers Laboratory</text:a></text:span></text:p>
          </table:table-cell>
          <table:table-cell table:style-name="ce7" office:value-type="string">
            <text:p>Insturment Center</text:p>
          </table:table-cell>
          <table:table-cell table:style-name="ce7" office:value-type="string">
            <text:p>stretch - They do traditional bio info techniques, I need them to expand their vision</text:p>
          </table:table-cell>
          <table:table-cell table:style-name="ce7"/>
          <table:table-cell table:number-columns-repeated="252"/>
        </table:table-row>
        <table:table-row table:style-name="ro5">
          <table:table-cell table:style-name="ce4" office:value-type="string">
            <text:p><text:span text:style-name="T1"><text:a xlink:href="http://web.mit.edu/aeroastro/labs/cnrg/">Communications and </text:a></text:span><text:span text:style-name="T1"><text:a xlink:href="http://web.mit.edu/aeroastro/labs/cnrg/">Networking </text:a></text:span><text:span text:style-name="T1"><text:a xlink:href="http://web.mit.edu/aeroastro/labs/cnrg/">Research Group</text:a></text:span></text:p>
          </table:table-cell>
          <table:table-cell table:style-name="ce7" office:value-type="string">
            <text:p>a group focused on network technologies</text:p>
          </table:table-cell>
          <table:table-cell table:style-name="ce7" office:value-type="string">
            <text:p>stretch - They have no bio or science particular focus, but I will need technology like this</text:p>
          </table:table-cell>
          <table:table-cell table:style-name="ce7"/>
          <table:table-cell table:number-columns-repeated="252"/>
        </table:table-row>
        <table:table-row table:style-name="ro5">
          <table:table-cell table:style-name="ce4" office:value-type="string">
            <text:p><text:span text:style-name="T1"><text:a xlink:href="http://groups.csail.mit.edu/dig/">Decentralized Information </text:a></text:span><text:span text:style-name="T1"><text:a xlink:href="http://groups.csail.mit.edu/dig/">Group</text:a></text:span></text:p>
          </table:table-cell>
          <table:table-cell table:style-name="ce7" office:value-type="string">
            <text:p>developing semantic web technologies</text:p>
          </table:table-cell>
          <table:table-cell table:style-name="ce7" office:value-type="string">
            <text:p>tangential - these will be good people to talk to to learn who the users are</text:p>
          </table:table-cell>
          <table:table-cell table:style-name="ce7"/>
          <table:table-cell table:number-columns-repeated="252"/>
        </table:table-row>
        <table:table-row table:style-name="ro5">
          <table:table-cell table:style-name="ce4" office:value-type="string">
            <text:p><text:span text:style-name="T1"><text:a xlink:href="http://www.gem4.org/">Global Enterprise for Micro-</text:a></text:span><text:span text:style-name="T1"><text:a xlink:href="http://www.gem4.org/">Mechanics </text:a></text:span><text:span text:style-name="T1"><text:a xlink:href="http://www.gem4.org/">and </text:a></text:span><text:span text:style-name="T1"><text:a xlink:href="http://www.gem4.org/">Molecular </text:a></text:span><text:span text:style-name="T1"><text:a xlink:href="http://www.gem4.org/">Medicine (GEM4)</text:a></text:span></text:p>
          </table:table-cell>
          <table:table-cell table:style-name="ce7" office:value-type="string">
            <text:p>developing collaborations between data and medical researchers</text:p>
          </table:table-cell>
          <table:table-cell table:style-name="ce7" office:value-type="string">
            <text:p>tangential - this will be a valuable community of data users and providers to cater to</text:p>
          </table:table-cell>
          <table:table-cell table:style-name="ce7"/>
          <table:table-cell table:number-columns-repeated="252"/>
        </table:table-row>
        <table:table-row table:style-name="ro5">
          <table:table-cell table:style-name="ce4" office:value-type="string">
            <text:p><text:span text:style-name="T1"><text:a xlink:href="http://nms.csail.mit.edu/">Networks and Mobile Systems</text:a></text:span></text:p>
          </table:table-cell>
          <table:table-cell table:style-name="ce7" office:value-type="string">
            <text:p>Develop sensor networks among many others</text:p>
          </table:table-cell>
          <table:table-cell table:style-name="ce7" office:value-type="string">
            <text:p>Tangential – I bet their high-speed sensor network technology will be quite useful to delivering data to researchers</text:p>
          </table:table-cell>
          <table:table-cell table:style-name="ce7"/>
          <table:table-cell table:number-columns-repeated="252"/>
        </table:table-row>
        <table:table-row table:style-name="ro5">
          <table:table-cell table:style-name="ce4" office:value-type="string">
            <text:p><text:span text:style-name="T1"><text:a xlink:href="http://web.mit.edu/nanoengineering/">NanoEngineering Group</text:a></text:span></text:p>
          </table:table-cell>
          <table:table-cell table:style-name="ce7" office:value-type="string">
            <text:p>Nanowires, photonics, etc</text:p>
          </table:table-cell>
          <table:table-cell table:style-name="ce7" office:value-type="string">
            <text:p>Tangential – not dealing with bio, but their work will be necessary for those that are</text:p>
          </table:table-cell>
          <table:table-cell table:style-name="ce7"/>
          <table:table-cell table:number-columns-repeated="252"/>
        </table:table-row>
        <table:table-row table:style-name="ro5">
          <table:table-cell table:style-name="ce5" office:value-type="string">
            <text:p><text:a xlink:href="http://www.csail.mit.edu/">http://www.csail.mit.edu/</text:a> </text:p>
          </table:table-cell>
          <table:table-cell office:value-type="string">
            <text:p>Hosts the w3c</text:p>
          </table:table-cell>
          <table:table-cell table:style-name="ce6" office:value-type="string">
            <text:p>Tangential – the w3c is top on my list of desires, but perhaps best as a collaborative tool, because I do not think they are in the business of hosting phD students.</text:p>
          </table:table-cell>
          <table:table-cell table:style-name="ce7"/>
          <table:table-cell table:number-columns-repeated="252"/>
        </table:table-row>
        <table:table-row table:style-name="ro5">
          <table:table-cell table:style-name="ce4" office:value-type="string">
            <text:p><text:span text:style-name="T1"><text:a xlink:href="http://www.swiss.csail.mit.edu/projects/mac/">Switzerland (Project MAC)</text:a></text:span></text:p>
          </table:table-cell>
          <table:table-cell table:style-name="ce7" office:value-type="string">
            <text:p>Computing using distributed systems like cells</text:p>
          </table:table-cell>
          <table:table-cell table:style-name="ce7" office:value-type="string">
            <text:p>Tangential – these will be end users of a system that allows them direct cell contact (provided it gives them a level of programibility)</text:p>
          </table:table-cell>
          <table:table-cell table:style-name="ce7"/>
          <table:table-cell table:number-columns-repeated="252"/>
        </table:table-row>
        <table:table-row table:style-name="ro5">
          <table:table-cell table:style-name="ce4" office:value-type="string">
            <text:p><text:span text:style-name="T1"><text:a xlink:href="http://mtlweb.mit.edu/researchgroups/mems/">MEMS @ MIT</text:a></text:span></text:p>
          </table:table-cell>
          <table:table-cell table:style-name="ce7" office:value-type="string">
            <text:p>Cell manipulation using micro machines</text:p>
          </table:table-cell>
          <table:table-cell table:style-name="ce7" office:value-type="string">
            <text:p>Tangential – very cool technology, would be helpful to any cell communication enterprise, but not itself sufficient. <text:s/>Check out their white papers in the bio mems section to see the cool stuff they do</text:p>
          </table:table-cell>
          <table:table-cell table:style-name="ce7"/>
          <table:table-cell table:number-columns-repeated="252"/>
        </table:table-row>
        <table:table-row table:style-name="ro6">
          <table:table-cell table:style-name="ce4" office:value-type="string">
            <text:p><text:a xlink:href="http://www.rle.mit.edu/avbs/ourresearch_bmi.html">http://www.rle.mit.edu/avbs/ourresearch_bmi.html</text:a> </text:p>
          </table:table-cell>
          <table:table-cell table:style-name="ce7" office:value-type="string">
            <text:p>Neural interfaces with wifi</text:p>
          </table:table-cell>
          <table:table-cell table:style-name="ce7" office:value-type="string">
            <text:p>High – they are only interested in neurons and mostly concerned with prosthetics, but their wifi focus makes them perfect in some ways</text:p>
          </table:table-cell>
          <table:table-cell table:style-name="ce7" office:value-type="string">
            <text:p>email</text:p>
          </table:table-cell>
          <table:table-cell table:style-name="ce10" office:value-type="string">
            <text:p>Rahul Sarpeshkar</text:p>
          </table:table-cell>
          <table:table-cell office:value-type="string">
            <text:p><text:a xlink:href="http://www.rle.mit.edu/avbs/contact.html">http://www.rle.mit.edu/avbs/contact.html</text:a> </text:p>
          </table:table-cell>
          <table:table-cell office:value-type="string">
            <text:p>Hello Dr. Sarpeshkar,</text:p>
            <text:p/>
            <text:p>This is Ben Haley from the Woloschak lab. <text:s/>I'm on the hunt for a graduate school and I stumbled across the Analog VLSI and Biological Systems research. <text:s/>I think your neural-interface work is really cool, especially the wireless stimulation of a zebra finch. There's no doubt that the development of wireless-enabled machine brain interfaces will be an increasingly important technology for medicine and communication.</text:p>
            <text:p/>
            <text:p>Personally, I want to find a PhD program developing remote web interfaces and data services for real-time biological interfaces like yours in the hopes that it would provide a useful tool and fun toy for bioinformaticians and increase the value of the interface through accessibility <text:s/>If that's an idea your lab is interested in I'd love the opportunity to talk to you or one of your researchers about it in more depth.</text:p>
            <text:p/>
            <text:p>let me know, thanks much,</text:p>
            <text:p/>
            <text:p>Ben</text:p>
          </table:table-cell>
          <table:table-cell office:value-type="string">
            <text:p>sent</text:p>
          </table:table-cell>
          <table:table-cell table:number-columns-repeated="248"/>
        </table:table-row>
        <table:table-row table:style-name="ro5">
          <table:table-cell table:style-name="ce4" office:value-type="string">
            <text:p><text:a xlink:href="http://www.rle.mit.edu/biomicro/cellhealth.htm">http://www.rle.mit.edu/biomicro/cellhealth.htm</text:a> </text:p>
          </table:table-cell>
          <table:table-cell table:style-name="ce7" office:value-type="string">
            <text:p>Electric sorter, stress detector, and microscopy on a chip</text:p>
          </table:table-cell>
          <table:table-cell table:style-name="ce7" office:value-type="string">
            <text:p>High – this would lend itself nicely to a web interface</text:p>
          </table:table-cell>
          <table:table-cell table:style-name="ce7" office:value-type="string">
            <text:p>email</text:p>
          </table:table-cell>
          <table:table-cell office:value-type="string">
            <text:p>Joel Voldman</text:p>
          </table:table-cell>
          <table:table-cell office:value-type="string">
            <text:p><text:a xlink:href="http://www.rle.mit.edu/biomicro/contact.htm">http://www.rle.mit.edu/biomicro/contact.htm</text:a> </text:p>
          </table:table-cell>
          <table:table-cell office:value-type="string">
            <text:p>Hello Dr. Voldman,</text:p>
            <text:p/>
            <text:p>This is Ben Haley from the Woloschak lab. <text:s/>I'm on the hunt for a graduate school and I </text:p>
            <text:p>stumbled across the biological microtechnology and BioMEMs group. <text:s/>I think your platform for </text:p>
            <text:p>studying the effects of microfluidics and microtechnology on cell physiology is really cool, </text:p>
            <text:p>especially the ability to computationally automate stimulus and response recognition. There's </text:p>
            <text:p>no doubt that these real time and automated cell interaction platforms are an important tool to </text:p>
            <text:p>further our understanding of microbiology.</text:p>
            <text:p/>
            <text:p>Personally, I'm interested in finding a PhD program developing remote web interfaces and </text:p>
            <text:p>data services for real-time live biological interfaces like your microfluidics stress platform in </text:p>
            <text:p>the hopes that it would provide a useful tool (and fun toy) for bioinformaticians and increase </text:p>
            <text:p>the value of the instrument through accessibility. <text:s/>If that's an idea you your group is be </text:p>
            <text:p>interested in I'd love the opportunity to talk to you about it in more depth.</text:p>
            <text:p/>
            <text:p>let me know, thanks much,</text:p>
            <text:p/>
            <text:p>Ben</text:p>
          </table:table-cell>
          <table:table-cell office:value-type="string">
            <text:p>sent</text:p>
          </table:table-cell>
          <table:table-cell table:number-columns-repeated="248"/>
        </table:table-row>
        <table:table-row table:style-name="ro5" table:number-rows-repeated="22">
          <table:table-cell table:style-name="ce4"/>
          <table:table-cell table:style-name="ce7" table:number-columns-repeated="3"/>
          <table:table-cell table:number-columns-repeated="252"/>
        </table:table-row>
        <table:table-row table:style-name="ro5" table:number-rows-repeated="65497">
          <table:table-cell table:number-columns-repeated="256"/>
        </table:table-row>
        <table:table-row table:style-name="ro5">
          <table:table-cell table:number-columns-repeated="256"/>
        </table:table-row>
      </table:table>
      <table:table table:name="RETIRED Stanford" table:style-name="ta1">
        <table:table-column table:style-name="co6" table:number-columns-repeated="2" table:default-cell-style-name="ce8"/>
        <table:table-column table:style-name="co7" table:default-cell-style-name="ce6"/>
        <table:table-column table:style-name="co8" table:default-cell-style-name="ce6"/>
        <table:table-column table:style-name="co3" table:number-columns-repeated="252" table:default-cell-style-name="ce8"/>
        <table:table-row table:style-name="ro5">
          <table:table-cell/>
          <table:table-cell table:style-name="ce3" office:value-type="string">
            <text:p>Link</text:p>
          </table:table-cell>
          <table:table-cell table:style-name="ce3" office:value-type="string">
            <text:p>Description</text:p>
          </table:table-cell>
          <table:table-cell table:style-name="ce3" office:value-type="string">
            <text:p>Relevance</text:p>
          </table:table-cell>
          <table:table-cell table:style-name="ce3" office:value-type="string">
            <text:p>To Do</text:p>
          </table:table-cell>
          <table:table-cell table:number-columns-repeated="251"/>
        </table:table-row>
        <table:table-row table:style-name="ro5">
          <table:table-cell/>
          <table:table-cell table:style-name="ce5" office:value-type="string">
            <text:p><text:a xlink:href="http://www-csli.stanford.edu/">Center for the Study of </text:a><text:a xlink:href="http://www-csli.stanford.edu/">Language and </text:a><text:a xlink:href="http://www-csli.stanford.edu/">Information</text:a> (CSLI)</text:p>
          </table:table-cell>
          <table:table-cell office:value-type="string">
            <text:p>These guys do some work on human computer interfaces</text:p>
          </table:table-cell>
          <table:table-cell office:value-type="string">
            <text:p>Stretch – might be interested in extending their focus to human comuter cell</text:p>
          </table:table-cell>
          <table:table-cell table:number-columns-repeated="252"/>
        </table:table-row>
        <table:table-row table:style-name="ro5">
          <table:table-cell/>
          <table:table-cell table:style-name="ce5" office:value-type="string">
            <text:p><text:a xlink:href="http://thebigone.stanford.edu/index.html">http://thebigone.stanford.edu/index.html</text:a></text:p>
          </table:table-cell>
          <table:table-cell office:value-type="string">
            <text:p>The Quake group is doing work on integrated chip techologies</text:p>
          </table:table-cell>
          <table:table-cell office:value-type="string">
            <text:p>High – I need to write steven quake or maybe one of his research assitants</text:p>
          </table:table-cell>
          <table:table-cell office:value-type="string">
            <text:p>Email</text:p>
          </table:table-cell>
          <table:table-cell office:value-type="string">
            <text:p>Steven Quake</text:p>
          </table:table-cell>
          <table:table-cell office:value-type="string">
            <text:p><text:s text:c="4"/>quake@stanford.edu</text:p>
            <text:p><text:s text:c="4"/>Hello Dr. Quake,</text:p>
            <text:p/>
            <text:p><text:s text:c="4"/>This is Ben Haley from the Woloschak lab. <text:s/>I'm on the hunt for a graduate school and I stumbled across the quake group. <text:s/>I think the microfluidic large scale integration techology you're developing is really wonderful, especially the projects to genotype and measure expression profiles of single cells. There's no doubt that this kind of miniaturization will play a critical role in the future of biological research.</text:p>
            <text:p/>
            <text:p><text:s text:c="4"/>Personally, I'm interested in finding a PhD program building web interfaces and data services to promote data integration and automated knowledge discovery in biology. <text:s/>I expect that data reporting is a significant problem in the design of your microfluidic platforms. <text:s/>I think it would be really cool to be involved in the development those data services. <text:s/></text:p>
            <text:p><text:s text:c="4"/></text:p>
            <text:p><text:s text:c="4"/>If that's an area where your group needs students, I'd love the opportunity to talk to you or a researcher in your lab about it in more depth.</text:p>
            <text:p/>
            <text:p><text:s text:c="4"/>let me know, thanks much,</text:p>
            <text:p/>
            <text:p><text:s text:c="4"/>Ben</text:p>
          </table:table-cell>
          <table:table-cell office:value-type="string">
            <text:p>sent</text:p>
          </table:table-cell>
          <table:table-cell table:number-columns-repeated="248"/>
        </table:table-row>
        <table:table-row table:style-name="ro5">
          <table:table-cell office:value-type="string">
            <text:p>mark munsen</text:p>
          </table:table-cell>
          <table:table-cell table:style-name="ce5" office:value-type="string">
            <text:p><text:span text:style-name="T2"><text:a xlink:href="http://bmir.stanford.edu/labs/view.php/musen_lab">http://bmir.stanford.edu/labs/</text:a></text:span><text:span text:style-name="T2"><text:a xlink:href="http://bmir.stanford.edu/labs/view.php/musen_lab">view.php/</text:a></text:span><text:span text:style-name="T2"><text:a xlink:href="http://bmir.stanford.edu/labs/view.php/musen_lab">musen_lab</text:a></text:span></text:p>
          </table:table-cell>
          <table:table-cell office:value-type="string">
            <text:p>Marc Munsen's lab is focused on supporting ontologized knowledge systems for basic science and clinicans notably the protoge system</text:p>
          </table:table-cell>
          <table:table-cell office:value-type="string">
            <text:p>Stretch – these guys are more interested in developing the tools for ontology construction... maybe worth writing anyways</text:p>
          </table:table-cell>
          <table:table-cell office:value-type="string">
            <text:p>Email</text:p>
          </table:table-cell>
          <table:table-cell table:number-columns-repeated="251"/>
        </table:table-row>
        <table:table-row table:style-name="ro5">
          <table:table-cell office:value-type="string">
            <text:p>dr. das</text:p>
          </table:table-cell>
          <table:table-cell table:style-name="ce5" office:value-type="string">
            <text:p><text:a xlink:href="http://bmir.stanford.edu/labs/view.php/das_lab">http://bmir.stanford.edu/labs/view.php/</text:a><text:a xlink:href="http://bmir.stanford.edu/labs/view.php/das_lab">das_lab</text:a> </text:p>
          </table:table-cell>
          <table:table-cell office:value-type="string">
            <text:p>Das works on getting medical and genetic data to researchers using ontologies and targeted searches</text:p>
          </table:table-cell>
          <table:table-cell office:value-type="string">
            <text:p>Stretch – doesn't seem to be interested in cell interaction, but still close</text:p>
          </table:table-cell>
          <table:table-cell office:value-type="string">
            <text:p>Email</text:p>
          </table:table-cell>
          <table:table-cell table:number-columns-repeated="251"/>
        </table:table-row>
        <table:table-row table:style-name="ro5">
          <table:table-cell/>
          <table:table-cell table:style-name="ce5" office:value-type="string">
            <text:p><text:a xlink:href="http://snf.stanford.edu/">Nanofabrication Facility at </text:a><text:a xlink:href="http://snf.stanford.edu/">Stanford</text:a></text:p>
          </table:table-cell>
          <table:table-cell office:value-type="string">
            <text:p>Cool facility that offers nanofabrication tools to the rest of stanford. </text:p>
          </table:table-cell>
          <table:table-cell office:value-type="string">
            <text:p>Tangential – this will be a good place to hang and meet some cool people doing neat work</text:p>
          </table:table-cell>
          <table:table-cell table:number-columns-repeated="252"/>
        </table:table-row>
        <table:table-row table:style-name="ro5">
          <table:table-cell/>
          <table:table-cell table:style-name="ce5"/>
          <table:table-cell table:number-columns-repeated="254"/>
        </table:table-row>
        <table:table-row table:style-name="ro5">
          <table:table-cell/>
          <table:table-cell table:style-name="ce5" office:value-type="string">
            <text:p>http://robotics.stanford.edu/projects.html</text:p>
          </table:table-cell>
          <table:table-cell office:value-type="string">
            <text:p>The AI group, a division of the robotics department, are applying ml to large data sets especially in bio</text:p>
          </table:table-cell>
          <table:table-cell office:value-type="string">
            <text:p>Tangential – I have a feeling these would be end point users if we could get them good data</text:p>
          </table:table-cell>
          <table:table-cell table:number-columns-repeated="252"/>
        </table:table-row>
        <table:table-row table:style-name="ro5">
          <table:table-cell/>
          <table:table-cell table:style-name="ce5" office:value-type="string">
            <text:p><text:a xlink:href="http://cmgm.stanford.edu/theriot">Theriot Lab</text:a></text:p>
          </table:table-cell>
          <table:table-cell office:value-type="string">
            <text:p>Looking at the communication between bacteria pathogens and their hosts and following this hand shake viva video microscopy and genetic studies</text:p>
          </table:table-cell>
          <table:table-cell office:value-type="string">
            <text:p>Tangential – these guys would almost surely want to be end point users based on the tenor of their website</text:p>
          </table:table-cell>
          <table:table-cell table:number-columns-repeated="252"/>
        </table:table-row>
        <table:table-row table:style-name="ro5" table:number-rows-repeated="62">
          <table:table-cell/>
          <table:table-cell table:style-name="ce5"/>
          <table:table-cell table:number-columns-repeated="254"/>
        </table:table-row>
        <table:table-row table:style-name="ro5" table:number-rows-repeated="65464">
          <table:table-cell table:number-columns-repeated="256"/>
        </table:table-row>
        <table:table-row table:style-name="ro5">
          <table:table-cell table:number-columns-repeated="256"/>
        </table:table-row>
      </table:table>
      <table:table table:name="RETIRED Berkeley" table:style-name="ta1">
        <table:table-column table:style-name="co9" table:number-columns-repeated="2" table:default-cell-style-name="ce8"/>
        <table:table-column table:style-name="co10" table:default-cell-style-name="ce8"/>
        <table:table-column table:style-name="co11" table:default-cell-style-name="ce6"/>
        <table:table-column table:style-name="co12" table:default-cell-style-name="ce6"/>
        <table:table-column table:style-name="co13" table:default-cell-style-name="ce8"/>
        <table:table-column table:style-name="co3" table:default-cell-style-name="ce8"/>
        <table:table-column table:style-name="co14" table:default-cell-style-name="ce8"/>
        <table:table-column table:style-name="co15" table:default-cell-style-name="ce8"/>
        <table:table-column table:style-name="co16" table:default-cell-style-name="ce8"/>
        <table:table-column table:style-name="co3" table:number-columns-repeated="246" table:default-cell-style-name="ce8"/>
        <table:table-row table:style-name="ro2">
          <table:table-cell table:style-name="ce11" office:value-type="string">
            <text:p>Department</text:p>
          </table:table-cell>
          <table:table-cell table:style-name="ce11" office:value-type="string">
            <text:p>Person</text:p>
          </table:table-cell>
          <table:table-cell table:style-name="ce11" office:value-type="string">
            <text:p>Group</text:p>
          </table:table-cell>
          <table:table-cell table:style-name="ce9" office:value-type="string">
            <text:p>Description</text:p>
          </table:table-cell>
          <table:table-cell office:value-type="string">
            <text:p>Relevance</text:p>
          </table:table-cell>
          <table:table-cell office:value-type="string">
            <text:p>To Do</text:p>
          </table:table-cell>
          <table:table-cell table:number-columns-repeated="2"/>
          <table:table-cell office:value-type="string">
            <text:p>Response</text:p>
          </table:table-cell>
          <table:table-cell table:number-columns-repeated="247"/>
        </table:table-row>
        <table:table-row table:style-name="ro7">
          <table:table-cell/>
          <table:table-cell office:value-type="string">
            <text:p>Maharbiz</text:p>
          </table:table-cell>
          <table:table-cell office:value-type="string">
            <text:p><text:a xlink:href="http://www-bsac.eecs.berkeley.edu/project/zoom.php?urlmyprojectID=BPN496&amp;URLnode=5">http://www-bsac.eecs.berkeley.edu/project/zoom.php?</text:a><text:a xlink:href="http://www-bsac.eecs.berkeley.edu/project/zoom.php?urlmyprojectID=BPN496&amp;URLnode=5">urlmyprojectID=BPN496&amp;URLnode=5</text:a> </text:p>
          </table:table-cell>
          <table:table-cell table:style-name="ce15" office:value-type="string">
            <text:p>soluble chemomechanical nanomachines which can be tailored to hijack control of cell signaling networks by transducing signals of antigenic biomolecules.</text:p>
          </table:table-cell>
          <table:table-cell office:value-type="string">
            <text:p>High – this is perfect if they are anywhere along on the project</text:p>
          </table:table-cell>
          <table:table-cell office:value-type="string">
            <text:p>Email</text:p>
          </table:table-cell>
          <table:table-cell office:value-type="string">
            <text:p>maharbiz@eecs.berkeley.edu</text:p>
            <text:p>Professor Maharbiz</text:p>
            <text:p><text:tab/> <text:s/></text:p>
            <text:p/>
            <text:p><text:s text:c="4"/>This is Ben Haley from the Woloschak lab. <text:s/>I'm on the hunt for a graduate school and I stumbled across the your group after finding two BioMems projects by Sisi Chen and Gabriel J. Lavella which you are supervising involving microfluidic control of chemical gradients and cell signaling networks respoctively. <text:s/>Looking at your group web site I can see that you are working on a number of projects which involve automated live cell interfaces. <text:s/>I think that interfacing technology is really cool and going to push forward the feild of molecular biology in the comming years.</text:p>
            <text:p/>
            <text:p><text:s text:c="4"/>Personally, I'm interested in building web interfaces and data services using accepted vocabularies for automated live cell interfaces. <text:s/>I think that the easier we can make it for remote researchers to interface and experiment on a live cell population the faster our understanding of cellular biology will grow and the more valuable the underlying hardware platforms will become.</text:p>
            <text:p/>
            <text:p><text:s text:c="4"/>So, I'm writing to ask if you've thought about developing web-based remote data services for the hardware you are developing or if it is something you are interested in pursuing further. <text:s/>If that's an idea your group would be interested in I'd love the opportunity to talk to you about it in more depth.</text:p>
            <text:p/>
            <text:p><text:s text:c="4"/>let me know, thanks much,</text:p>
            <text:p/>
            <text:p><text:s text:c="4"/>Ben</text:p>
          </table:table-cell>
          <table:table-cell office:value-type="string">
            <text:p>sent</text:p>
          </table:table-cell>
          <table:table-cell table:style-name="ce6" office:value-type="string">
            <text:p>Says he's interested in Co-Advising the project (I need to find someone for the web side). <text:s/>He'd be particularly interested in making the gene delivery through electrophloresis a remote accessible platform (see : 1. Patterned delivery and expression of gene constructs... and 2. A modified consumer inkjet for spatiotemporal control of...)</text:p>
          </table:table-cell>
          <table:table-cell table:number-columns-repeated="247"/>
        </table:table-row>
        <table:table-row table:style-name="ro8">
          <table:table-cell/>
          <table:table-cell office:value-type="string">
            <text:p>Maharbiz</text:p>
          </table:table-cell>
          <table:table-cell office:value-type="string">
            <text:p><text:a xlink:href="http://www-bsac.eecs.berkeley.edu/project/zoom.php?urlmyprojectID=BPN484&amp;URLnode=5">http://www-bsac.eecs.berkeley.edu/project/zoom.php?</text:a><text:a xlink:href="http://www-bsac.eecs.berkeley.edu/project/zoom.php?urlmyprojectID=BPN484&amp;URLnode=5">urlmyprojectID=BPN484&amp;URLnode=5</text:a> </text:p>
          </table:table-cell>
          <table:table-cell table:style-name="ce10" office:value-type="string">
            <text:p>The adaptation of a microfluidic platform for the delivery of chemical gradients will also enable us to probe the ability of cells to laterally transmit signals via contact'mediated pathways.</text:p>
          </table:table-cell>
          <table:table-cell office:value-type="string">
            <text:p>High – control of cell connectivity and measurement of signaling</text:p>
          </table:table-cell>
          <table:table-cell office:value-type="string">
            <text:p>Email</text:p>
          </table:table-cell>
          <table:table-cell office:value-type="string">
            <text:p>(see above)</text:p>
          </table:table-cell>
          <table:table-cell/>
          <table:table-cell table:style-name="ce6"/>
          <table:table-cell table:number-columns-repeated="247"/>
        </table:table-row>
        <table:table-row table:style-name="ro9">
          <table:table-cell/>
          <table:table-cell office:value-type="string">
            <text:p>Lee</text:p>
          </table:table-cell>
          <table:table-cell office:value-type="string">
            <text:p><text:a xlink:href="http://www-bsac.eecs.berkeley.edu/project/zoom.php?urlmyprojectID=BPN319&amp;URLnode=5">http://www-bsac.eecs.berkeley.edu/project/zoom.php?</text:a><text:a xlink:href="http://www-bsac.eecs.berkeley.edu/project/zoom.php?urlmyprojectID=BPN319&amp;URLnode=5">urlmyprojectID=BPN319&amp;URLnode=5</text:a> </text:p>
          </table:table-cell>
          <table:table-cell table:style-name="ce10" office:value-type="string">
            <text:p>This one is for angiogenesis under chemical stimulation from a MEM that lives for a week</text:p>
          </table:table-cell>
          <table:table-cell office:value-type="string">
            <text:p>High – control of chemistry and measurement of angiogenesis (how?)</text:p>
          </table:table-cell>
          <table:table-cell office:value-type="string">
            <text:p>Email</text:p>
          </table:table-cell>
          <table:table-cell office:value-type="string">
            <text:p><text:a xlink:href="mailto:lplee@berkeley.edu">lplee@berkeley.edu</text:a></text:p>
            <text:p>Prof. Lee,</text:p>
            <text:p><text:tab/> <text:s/></text:p>
            <text:p>This is Ben Haley from the Woloschak lab. <text:s/>I'm on the hunt for a graduate school and I stumbled across your BioPOETS group after finding BioMems projects by Hansang Cho and Yolanda Yue Zhang which you are supervising involving nanosplamonic detection of growthfactor protiens. <text:s/>Looking at the BioPOETS web site, I can see that you are working on a number of projects which involve automated live cell interfaces. <text:s/>The cell communication array and Lateral patch clamp array are particularly interesting. <text:s/></text:p>
            <text:p/>
            <text:p>Personally, I'm looking for a PhD program building web interfaces and data services for live cell interfaces. <text:s/>I think that the easier we can make it for remote researchers to retrieve data and experiment on a live cell population the faster our understanding of cellular biology will grow and the more valuable the underlying hardware platforms will become.</text:p>
            <text:p/>
            <text:p>So, I'm writing to ask if you've thought about developing remote data services for the hardware you are developing. <text:s/>If that's a project your group would be interested in I'd love the opportunity to talk to you about it in more depth.</text:p>
            <text:p/>
            <text:p>let me know, thanks much,</text:p>
            <text:p/>
            <text:p>Ben</text:p>
          </table:table-cell>
          <table:table-cell office:value-type="string">
            <text:p>sent</text:p>
          </table:table-cell>
          <table:table-cell table:style-name="ce6"/>
          <table:table-cell table:number-columns-repeated="247"/>
        </table:table-row>
        <table:table-row table:style-name="ro10">
          <table:table-cell table:number-columns-repeated="2"/>
          <table:table-cell office:value-type="string">
            <text:p><text:a xlink:href="http://mint.physics.berkeley.edu/coins/index.php?option=com_content&amp;task=view&amp;id=76&amp;Itemid=49">http://mint.physics.berkeley.edu/coins/index.php?</text:a><text:a xlink:href="http://mint.physics.berkeley.edu/coins/index.php?option=com_content&amp;task=view&amp;id=76&amp;Itemid=49">option=com_content&amp;task=view&amp;id=76&amp;Itemid=49</text:a> </text:p>
          </table:table-cell>
          <table:table-cell table:style-name="ce10" office:value-type="string">
            <text:p>A few groups building cantelivered, membrane based, and pizoelectric sensors for cells</text:p>
          </table:table-cell>
          <table:table-cell office:value-type="string">
            <text:p>Stretch – these might be good if they are interested in doing a bio interface</text:p>
          </table:table-cell>
          <table:table-cell table:number-columns-repeated="3"/>
          <table:table-cell table:style-name="ce6"/>
          <table:table-cell table:number-columns-repeated="247"/>
        </table:table-row>
        <table:table-row table:style-name="ro10">
          <table:table-cell table:number-columns-repeated="2"/>
          <table:table-cell office:value-type="string">
            <text:p><text:a xlink:href="http://mint.physics.berkeley.edu/coins/index.php?option=com_content&amp;task=view&amp;id=77&amp;Itemid=49">http://mint.physics.berkeley.edu/coins/index.php?option=com_content&amp;task=view&amp;id=77&amp;Itemid=49</text:a> </text:p>
          </table:table-cell>
          <table:table-cell table:style-name="ce10" office:value-type="string">
            <text:p>A fully integrated chemical sensing platform with temperature control and USB support</text:p>
          </table:table-cell>
          <table:table-cell office:value-type="string">
            <text:p>High – it would be good to have more inputs, but these people really seem to have their shit together</text:p>
          </table:table-cell>
          <table:table-cell office:value-type="string">
            <text:p>Email</text:p>
          </table:table-cell>
          <table:table-cell/>
          <table:table-cell office:value-type="string">
            <text:p>can't find contact</text:p>
          </table:table-cell>
          <table:table-cell table:style-name="ce6"/>
          <table:table-cell table:number-columns-repeated="247"/>
        </table:table-row>
        <table:table-row table:style-name="ro8">
          <table:table-cell table:number-columns-repeated="2"/>
          <table:table-cell office:value-type="string">
            <text:p><text:a xlink:href="http://ast.coe.berkeley.edu/">http://ast.coe.berkeley.edu/</text:a> </text:p>
          </table:table-cell>
          <table:table-cell table:style-name="ce10" office:value-type="string">
            <text:p>A build-your-own cross discipline graduate program in engineering with an emphasis on applied math, chemistry, or physics</text:p>
          </table:table-cell>
          <table:table-cell office:value-type="string">
            <text:p>High – its a bit of a stretch for me, because they do not specifically cater to bio or cs people, but the freedom looks excellent. <text:s/>I should think of applying here.</text:p>
          </table:table-cell>
          <table:table-cell office:value-type="string">
            <text:p>Apply</text:p>
          </table:table-cell>
          <table:table-cell table:number-columns-repeated="2"/>
          <table:table-cell table:style-name="ce6"/>
          <table:table-cell table:number-columns-repeated="247"/>
        </table:table-row>
        <table:table-row table:style-name="ro10">
          <table:table-cell table:number-columns-repeated="2"/>
          <table:table-cell office:value-type="string">
            <text:p><text:a xlink:href="http://nano.berkeley.edu/educational/DEGradGroup.html">http://nano.berkeley.edu/educational/DEGradGroup.html</text:a> </text:p>
          </table:table-cell>
          <table:table-cell table:style-name="ce10" office:value-type="string">
            <text:p>A phD program that you don't apply to directly that emphasizes cross discipline work and nanoscience</text:p>
          </table:table-cell>
          <table:table-cell office:value-type="string">
            <text:p>Tangential – this sounds perfect if I can make it into the above program</text:p>
          </table:table-cell>
          <table:table-cell office:value-type="string">
            <text:p>Apply</text:p>
          </table:table-cell>
          <table:table-cell table:number-columns-repeated="2"/>
          <table:table-cell table:style-name="ce6"/>
          <table:table-cell table:number-columns-repeated="247"/>
        </table:table-row>
        <table:table-row table:style-name="ro11">
          <table:table-cell table:number-columns-repeated="2"/>
          <table:table-cell office:value-type="string">
            <text:p><text:a xlink:href="http://www.eecs.berkeley.edu/Research/Areas/BIO/">http://www.eecs.berkeley.edu/Research/Areas/BIO/</text:a> </text:p>
          </table:table-cell>
          <table:table-cell table:style-name="ce10" office:value-type="string">
            <text:p>The engineering school of computational biology</text:p>
          </table:table-cell>
          <table:table-cell office:value-type="string">
            <text:p>High – this will be a good place to apply</text:p>
          </table:table-cell>
          <table:table-cell office:value-type="string">
            <text:p>Apply</text:p>
          </table:table-cell>
          <table:table-cell table:number-columns-repeated="2"/>
          <table:table-cell table:style-name="ce6"/>
          <table:table-cell table:number-columns-repeated="247"/>
        </table:table-row>
        <table:table-row table:style-name="ro3">
          <table:table-cell table:number-columns-repeated="2"/>
          <table:table-cell office:value-type="string">
            <text:p><text:a xlink:href="http://ccc.seas.ucla.edu/research.html">http://ccc.seas.ucla.edu/research.html</text:a> </text:p>
          </table:table-cell>
          <table:table-cell table:style-name="ce5" office:value-type="string">
            <text:p>Looking to manipulate live cells at a molecular level and especially build an integrated cell manipulation chip</text:p>
          </table:table-cell>
          <table:table-cell office:value-type="string">
            <text:p>High – I need to look at who is acutally working on this (its a pretty big group). <text:s/>But it looks totally awesome</text:p>
          </table:table-cell>
          <table:table-cell office:value-type="string">
            <text:p>many people</text:p>
          </table:table-cell>
          <table:table-cell table:number-columns-repeated="2"/>
          <table:table-cell table:style-name="ce6"/>
          <table:table-cell table:number-columns-repeated="247"/>
        </table:table-row>
        <table:table-row table:style-name="ro12">
          <table:table-cell/>
          <table:table-cell office:value-type="string">
            <text:p>Goldberg</text:p>
          </table:table-cell>
          <table:table-cell office:value-type="string">
            <text:p><text:a xlink:href="http://alpha.ieor.berkeley.edu/projects.html">http://alpha.ieor.berkeley.edu/projects.html</text:a> </text:p>
          </table:table-cell>
          <table:table-cell table:style-name="ce5" office:value-type="string">
            <text:p>Telerobotics group working on a variety of projects that allow users to access robots over the internet</text:p>
          </table:table-cell>
          <table:table-cell office:value-type="string">
            <text:p>High – they aren't doing my project right now, but these are exactly the sort of people I would like to work with</text:p>
          </table:table-cell>
          <table:table-cell office:value-type="string">
            <text:p>Email</text:p>
          </table:table-cell>
          <table:table-cell office:value-type="string">
            <text:p>goldberg@berkeley.edu </text:p>
            <text:p>Proffessor Goldberg,</text:p>
            <text:p/>
            <text:p>This is Ben Haley from the Woloschak lab. <text:s/>I stumbled on your groups page in my hunt for a PhD program. <text:s/>The remote robotics projects you are developing are really amazing, especially the efforts implementing collaborative telerobotics over the web.</text:p>
            <text:p/>
            <text:p>Personally, I'm looking for a PhD program building remote access to live cell interfaces. <text:s/>There are a few groups at Berkeley building bioMEM and microfluid cell control systems. <text:s/>I'd really like to be involved in building a telerobotic web interface like yours to connect these new cell interface technolgies to remote researchers.</text:p>
            <text:p/>
            <text:p>I can see that you are doing some bio work, but nothing focused on individual cells. <text:s/>If that's a project that appeals to you, I would love to have a chance to talk to you further.</text:p>
            <text:p/>
            <text:p>let me know, thanks much,</text:p>
            <text:p/>
            <text:p>Ben</text:p>
          </table:table-cell>
          <table:table-cell office:value-type="string">
            <text:p>sent</text:p>
          </table:table-cell>
          <table:table-cell table:style-name="ce6"/>
          <table:table-cell table:number-columns-repeated="247"/>
        </table:table-row>
        <table:table-row table:style-name="ro13">
          <table:table-cell table:number-columns-repeated="2"/>
          <table:table-cell office:value-type="string">
            <text:p><text:a xlink:href="http://www.ischool.berkeley.edu/people/faculty/raylarson">http://www.ischool.berkeley.edu/people/faculty/raylarson</text:a> </text:p>
          </table:table-cell>
          <table:table-cell table:style-name="ce5" office:value-type="string">
            <text:p>Ray larson is working mostly on the cheshire information retrival which attempts to parse and make connections in xml encodings of literature.</text:p>
          </table:table-cell>
          <table:table-cell office:value-type="string">
            <text:p>Stretch – this guy is mostly doing lit search stuff, but he is into automated knowledge discovery using well defined ontologies to make data collections available. <text:s/>He might have interest in the project</text:p>
          </table:table-cell>
          <table:table-cell table:number-columns-repeated="3"/>
          <table:table-cell table:style-name="ce6"/>
          <table:table-cell table:number-columns-repeated="247"/>
        </table:table-row>
        <table:table-row table:style-name="ro3">
          <table:table-cell table:number-columns-repeated="2"/>
          <table:table-cell office:value-type="string">
            <text:p><text:a xlink:href="http://biotext.berkeley.edu/">http://biotext.berkeley.edu/</text:a> </text:p>
          </table:table-cell>
          <table:table-cell table:style-name="ce5" office:value-type="string">
            <text:p>The BioText people are doing work very similar to Ray Larson's Cheshire work</text:p>
          </table:table-cell>
          <table:table-cell office:value-type="string">
            <text:p>Stretch – just like ray (above</text:p>
          </table:table-cell>
          <table:table-cell table:number-columns-repeated="3"/>
          <table:table-cell table:style-name="ce6"/>
          <table:table-cell table:number-columns-repeated="247"/>
        </table:table-row>
        <table:table-row table:style-name="ro3">
          <table:table-cell table:number-columns-repeated="2"/>
          <table:table-cell table:style-name="ce13" office:value-type="string">
            <text:p><text:a xlink:href="http://www.openrosa.org/">http://www.openrosa.org/</text:a> </text:p>
          </table:table-cell>
          <table:table-cell table:style-name="ce5" office:value-type="string">
            <text:p>The openrosa project is working to make data standardized </text:p>
          </table:table-cell>
          <table:table-cell office:value-type="string">
            <text:p>Stretch <text:s/>- I'm not sure if this project is doing anything biological. <text:s/>Their site is down</text:p>
          </table:table-cell>
          <table:table-cell table:number-columns-repeated="3"/>
          <table:table-cell table:style-name="ce6"/>
          <table:table-cell table:number-columns-repeated="247"/>
        </table:table-row>
        <table:table-row table:style-name="ro4">
          <table:table-cell table:number-columns-repeated="2"/>
          <table:table-cell office:value-type="string">
            <text:p><text:a xlink:href="http://www.teitell-lab.com/research.html#Nanoscale">http://www.teitell-lab.com/research.html#Nanoscale</text:a> </text:p>
          </table:table-cell>
          <table:table-cell table:style-name="ce5" office:value-type="string">
            <text:p>Kinda cool work from the teitell lab using AFM to probe individual cells and helping to develop non-lethal nano tweezers</text:p>
          </table:table-cell>
          <table:table-cell office:value-type="string">
            <text:p>Tangential <text:s/>– they might be good end users</text:p>
          </table:table-cell>
          <table:table-cell table:number-columns-repeated="3"/>
          <table:table-cell table:style-name="ce6"/>
          <table:table-cell table:number-columns-repeated="247"/>
        </table:table-row>
        <table:table-row table:style-name="ro14">
          <table:table-cell/>
          <table:table-cell office:value-type="string">
            <text:p>Chih-Ming Ho</text:p>
          </table:table-cell>
          <table:table-cell table:style-name="ce14" office:value-type="string">
            <text:p><text:a xlink:href="http://ho.seas.ucla.edu/">http://ho.seas.ucla.edu/</text:a> </text:p>
          </table:table-cell>
          <table:table-cell table:style-name="ce5" office:value-type="string">
            <text:p>Associated with the Center for Cellular Control and working on a number of interesting projects including microfluidic manipulation and on the go bio sensors</text:p>
          </table:table-cell>
          <table:table-cell office:value-type="string">
            <text:p>High – these guys are pretty much on the hardware side</text:p>
          </table:table-cell>
          <table:table-cell office:value-type="string">
            <text:p>Email</text:p>
          </table:table-cell>
          <table:table-cell office:value-type="string">
            <text:p>chihming@ucla.edu</text:p>
            <text:p>Dr. Chih-Ming Ho,</text:p>
            <text:p/>
            <text:p>This is Ben Haley from the Woloschak lab. <text:s/>I'm on the hunt for a graduate school and I stumbled across your work when looking at the Center for Cell Control. <text:s/>Your groups projects are interesting, especially the microfluidic cell manipulation and bio-agent detection system. <text:s/></text:p>
            <text:p/>
            <text:p>Personally, I'm looking for a PhD program building web interfaces and data services for live cell interfaces. <text:s/>I think that the easier we can make it for remote researchers to retrieve data and experiment on a live cell population the faster our understanding of cellular biology will grow and the more valuable the underlying hardware platforms will become.</text:p>
            <text:p/>
            <text:p>So, I'm writing to ask if you've thought about developing remote data services for the hardware you are developing, especially the microfluid and bio-agent detection systems. <text:s/>If that is a project your group is interested in, I'd love the opportunity to talk to you about it in more depth.</text:p>
            <text:p/>
            <text:p>let me know, thanks much,</text:p>
            <text:p/>
            <text:p>Ben</text:p>
          </table:table-cell>
          <table:table-cell office:value-type="string">
            <text:p>sent</text:p>
          </table:table-cell>
          <table:table-cell table:style-name="ce6"/>
          <table:table-cell table:number-columns-repeated="247"/>
        </table:table-row>
        <table:table-row table:style-name="ro3">
          <table:table-cell office:value-type="string">
            <text:p>Bio Statistics</text:p>
          </table:table-cell>
          <table:table-cell office:value-type="string">
            <text:p>Bin Yu</text:p>
          </table:table-cell>
          <table:table-cell/>
          <table:table-cell table:style-name="ce5" office:value-type="string">
            <text:p>is interested in machine learning across a remote network, pretty cool</text:p>
          </table:table-cell>
          <table:table-cell table:number-columns-repeated="252"/>
        </table:table-row>
        <table:table-row table:style-name="ro15">
          <table:table-cell office:value-type="string">
            <text:p>CS and EE</text:p>
          </table:table-cell>
          <table:table-cell office:value-type="string">
            <text:p>John Canny</text:p>
          </table:table-cell>
          <table:table-cell office:value-type="string">
            <text:p><text:a xlink:href="http://www.cs.berkeley.edu/~jfc/">http://www.cs.berkeley.edu/~jfc/</text:a> </text:p>
          </table:table-cell>
          <table:table-cell table:style-name="ce5" office:value-type="string">
            <text:p>Does a bunch of comptuter interface work, the closest projects to my vision are the Health Monitor Project (<text:a xlink:href="http://reza.net/cms/index.php?page=HealthMonitor">http://reza.net/cms/index.php?page=HealthMonitor</text:a>) which meausures breathing, temperature, etc and delivers the results via a blue tooth interface. <text:s/>He also belongs to the berkeley institute of design (<text:a xlink:href="http://bid.berkeley.edu/papers/">http://bid.berkeley.edu/papers/</text:a>) which hosts a number of projects centered around networking human machine interfaces</text:p>
          </table:table-cell>
          <table:table-cell/>
          <table:table-cell office:value-type="string">
            <text:p>Email</text:p>
          </table:table-cell>
          <table:table-cell table:number-columns-repeated="250"/>
        </table:table-row>
        <table:table-row table:style-name="ro13">
          <table:table-cell office:value-type="string">
            <text:p>CS and EE</text:p>
          </table:table-cell>
          <table:table-cell table:style-name="ce12" office:value-type="string">
            <text:p>Björn Hartmann </text:p>
          </table:table-cell>
          <table:table-cell office:value-type="string">
            <text:p><text:a xlink:href="http://bjoern.org/">http://bjoern.org/</text:a> </text:p>
          </table:table-cell>
          <table:table-cell table:style-name="ce5" office:value-type="string">
            <text:p>Also heavily involved in user computer interfaces, largely centered on issues of automating the design process. <text:s/>His work on automating sensor network interactions is extremely close to my field of interest</text:p>
          </table:table-cell>
          <table:table-cell/>
          <table:table-cell office:value-type="string">
            <text:p>Email</text:p>
          </table:table-cell>
          <table:table-cell table:number-columns-repeated="250"/>
        </table:table-row>
        <table:table-row table:style-name="ro13">
          <table:table-cell office:value-type="string">
            <text:p>CS and EE</text:p>
          </table:table-cell>
          <table:table-cell office:value-type="string">
            <text:p>Bernhard E. Boser</text:p>
          </table:table-cell>
          <table:table-cell office:value-type="string">
            <text:p><text:a xlink:href="http://www.eecs.berkeley.edu/~boser/">http://www.eecs.berkeley.edu/~boser/</text:a> </text:p>
          </table:table-cell>
          <table:table-cell table:style-name="ce5" office:value-type="string">
            <text:p>His project on environmental biomarkers for disease looks to take programmable microfluidics platforms to identify dangerous compounds in the blood. <text:s/>This might be a perfect project for me to get working on.</text:p>
          </table:table-cell>
          <table:table-cell/>
          <table:table-cell office:value-type="string">
            <text:p>Email</text:p>
          </table:table-cell>
          <table:table-cell table:number-columns-repeated="250"/>
        </table:table-row>
        <table:table-row table:style-name="ro1" table:number-rows-repeated="252">
          <table:table-cell table:number-columns-repeated="3"/>
          <table:table-cell table:style-name="ce5"/>
          <table:table-cell table:number-columns-repeated="252"/>
        </table:table-row>
        <table:table-row table:style-name="ro1" table:number-rows-repeated="65263">
          <table:table-cell table:number-columns-repeated="256"/>
        </table:table-row>
        <table:table-row table:style-name="ro1">
          <table:table-cell table:number-columns-repeated="256"/>
        </table:table-row>
      </table:table>
      <table:table table:name="RETIRED Delicious" table:style-name="ta1" table:print="false">
        <table:table-column table:style-name="co17" table:default-cell-style-name="ce8"/>
        <table:table-column table:style-name="co18" table:default-cell-style-name="ce8"/>
        <table:table-column table:style-name="co3" table:number-columns-repeated="254" table:default-cell-style-name="ce8"/>
        <table:table-row table:style-name="ro1">
          <table:table-cell/>
          <table:table-cell office:value-type="string">
            <text:p>Random – Pamela Shaw recommends talking to Chew at the Cell Imaging facility at northwestern where they have live cell imagining microscopes</text:p>
          </table:table-cell>
          <table:table-cell table:number-columns-repeated="254"/>
        </table:table-row>
        <table:table-row table:style-name="ro2">
          <table:table-cell/>
          <table:table-cell table:style-name="ce16" office:value-type="date" office:date-value="2009-09-21">
            <text:p>09/21/09</text:p>
          </table:table-cell>
          <table:table-cell table:number-columns-repeated="254"/>
        </table:table-row>
        <table:table-row table:style-name="ro2">
          <table:table-cell table:formula="oooc:=[.B2]" office:value-type="date" office:date-value="2009-09-21">
            <text:p>09/21/09</text:p>
          </table:table-cell>
          <table:table-cell table:style-name="ce14" office:value-type="string">
            <text:p><text:a xlink:href="http://db.cs.berkeley.edu/jmh/">Joseph M. Hellerstein</text:a></text:p>
          </table:table-cell>
          <table:table-cell table:number-columns-repeated="254"/>
        </table:table-row>
        <table:table-row table:style-name="ro3">
          <table:table-cell/>
          <table:table-cell table:style-name="ce14" office:value-type="string">
            <text:p>24recommended by Lee Dirks in his talk on scientific communicationEDIT|DELETE</text:p>
          </table:table-cell>
          <table:table-cell table:number-columns-repeated="254"/>
        </table:table-row>
        <table:table-row table:style-name="ro2">
          <table:table-cell/>
          <table:table-cell table:style-name="ce16" office:value-type="date" office:date-value="2009-09-19">
            <text:p>09/19/09</text:p>
          </table:table-cell>
          <table:table-cell table:number-columns-repeated="254"/>
        </table:table-row>
        <table:table-row table:style-name="ro2">
          <table:table-cell/>
          <table:table-cell table:style-name="ce14" office:value-type="string">
            <text:p><text:a xlink:href="http://scitation.aip.org/getabs/servlet/GetabsServlet?prog=normal&amp;id=PLEEE8000080000003031906000001&amp;idtype=cvips&amp;gifs=yes">Interaction of electrically evoked responses in networks of dissociated cortical neurons</text:a></text:p>
          </table:table-cell>
          <table:table-cell table:number-columns-repeated="254"/>
        </table:table-row>
        <table:table-row table:style-name="ro16">
          <table:table-cell/>
          <table:table-cell table:style-name="ce14" office:value-type="string">
            <text:p>In this work we describe the interaction of the responses of neuronal networks to pairs of electrical stimuli. For this we use networks of dissociated cortical neurons cultured on planar microelectrode arrays. These people seem pretty coolEDIT|DELETE</text:p>
          </table:table-cell>
          <table:table-cell table:number-columns-repeated="254"/>
        </table:table-row>
        <table:table-row table:style-name="ro2">
          <table:table-cell/>
          <table:table-cell table:style-name="ce16" office:value-type="date" office:date-value="2009-09-17">
            <text:p>09/17/09</text:p>
          </table:table-cell>
          <table:table-cell table:number-columns-repeated="254"/>
        </table:table-row>
        <table:table-row table:style-name="ro2">
          <table:table-cell/>
          <table:table-cell table:style-name="ce14" office:value-type="string">
            <text:p><text:a xlink:href="http://pubs.acs.org/doi/abs/10.1021/nn900733d">Direct Profiling of Cancer Biomarkers in Tumor Tissue Using a Multiplexed Nanostructured Microelectrode Integrated Circuit - ACS Nano (ACS Publications)</text:a></text:p>
          </table:table-cell>
          <table:table-cell table:number-columns-repeated="254"/>
        </table:table-row>
        <table:table-row table:style-name="ro2">
          <table:table-cell/>
          <table:table-cell table:style-name="ce14" office:value-type="string">
            <text:p><text:a xlink:href="http://pubs.acs.org/doi/abs/10.1021/nn9007675">Bioactive SrTiO3 Nanotube Arrays: Strontium Delivery Platform on Ti-Based Osteoporotic Bone Implants - ACS Nano (ACS Publications)</text:a></text:p>
          </table:table-cell>
          <table:table-cell table:number-columns-repeated="254"/>
        </table:table-row>
        <table:table-row table:style-name="ro2">
          <table:table-cell/>
          <table:table-cell table:style-name="ce14" office:value-type="string">
            <text:p>the world abounds with nanotube arraysEDIT|DELETE</text:p>
          </table:table-cell>
          <table:table-cell table:number-columns-repeated="254"/>
        </table:table-row>
        <table:table-row table:style-name="ro2">
          <table:table-cell/>
          <table:table-cell table:style-name="ce14" office:value-type="string">
            <text:p><text:a xlink:href="http://pubs.acs.org/doi/abs/10.1021/nl902819e">TiO2 Nanowire Bundle Microelectrode Based Impedance Immunosensor for Rapid and Sensitive Detection of Listeria monocytogenes - Nano Letters (ACS Publications)</text:a></text:p>
          </table:table-cell>
          <table:table-cell table:number-columns-repeated="254"/>
        </table:table-row>
        <table:table-row table:style-name="ro3">
          <table:table-cell/>
          <table:table-cell table:style-name="ce14" office:value-type="string">
            <text:p>I like the idea of immunosensors, they seem like a good start to biological interfaces.EDIT|DELETE</text:p>
          </table:table-cell>
          <table:table-cell table:number-columns-repeated="254"/>
        </table:table-row>
        <table:table-row table:style-name="ro2">
          <table:table-cell/>
          <table:table-cell table:style-name="ce16" office:value-type="date" office:date-value="2009-08-31">
            <text:p>08/31/09</text:p>
          </table:table-cell>
          <table:table-cell table:number-columns-repeated="254"/>
        </table:table-row>
        <table:table-row table:style-name="ro2">
          <table:table-cell/>
          <table:table-cell table:style-name="ce14" office:value-type="string">
            <text:p><text:a xlink:href="http://blogs.harvardbusiness.org/silverman/2009/08/how-to-ask-a-near-stranger-for.html">How to Ask a (Near) Stranger for a Favor - David Silverman - HarvardBusiness.org</text:a></text:p>
          </table:table-cell>
          <table:table-cell table:number-columns-repeated="254"/>
        </table:table-row>
        <table:table-row table:style-name="ro4">
          <table:table-cell/>
          <table:table-cell table:style-name="ce14" office:value-type="string">
            <text:p>172advice for writing an email request for an introduction, or anything else for that matterEDIT|DELETE</text:p>
          </table:table-cell>
          <table:table-cell table:number-columns-repeated="254"/>
        </table:table-row>
        <table:table-row table:style-name="ro2">
          <table:table-cell/>
          <table:table-cell table:style-name="ce14" office:value-type="string">
            <text:p><text:a xlink:href="http://www.google.com/search?hl=en&amp;safe=off&amp;rlz=1C1GGLS_enUS313US313&amp;ei=x-mMSruQJpCCNu3F5dgK&amp;sa=X&amp;oi=spell&amp;resnum=0&amp;ct=result&amp;cd=1&amp;q=Carbon+nanotubes+might+improve+neuronal+performance+by+favoring+electrical+shortcuts.&amp;spell=1">Carbon nanotubes might improve neuronal performance by favoring electrical shortcuts. - Google Search</text:a></text:p>
          </table:table-cell>
          <table:table-cell table:number-columns-repeated="254"/>
        </table:table-row>
        <table:table-row table:style-name="ro3">
          <table:table-cell/>
          <table:table-cell table:style-name="ce14" office:value-type="string">
            <text:p>another researcher doing nano wire arrays for cell communicationEDIT|DELETE</text:p>
          </table:table-cell>
          <table:table-cell table:number-columns-repeated="254"/>
        </table:table-row>
        <table:table-row table:style-name="ro2">
          <table:table-cell/>
          <table:table-cell table:style-name="ce14" office:value-type="string">
            <text:p><text:a xlink:href="http://www.google.com/search?hl=en&amp;safe=off&amp;rlz=1C1GGLS_enUS313US313&amp;ei=t-mMStihGJGoMPP3qcsK&amp;sa=X&amp;oi=spell&amp;resnum=0&amp;ct=result&amp;cd=1&amp;q=CMOS-compatible+nanowire+sensor+arrays+for+detection+of+cellular+bioelectricity.&amp;spell=1">CMOS-compatible nanowire sensor arrays for detection of cellular bioelectricity. - Google Search</text:a></text:p>
          </table:table-cell>
          <table:table-cell table:number-columns-repeated="254"/>
        </table:table-row>
        <table:table-row table:style-name="ro3">
          <table:table-cell/>
          <table:table-cell table:style-name="ce14" office:value-type="string">
            <text:p>another researcher doing nano wire arrays for cell communicationEDIT|DELETE</text:p>
          </table:table-cell>
          <table:table-cell table:number-columns-repeated="254"/>
        </table:table-row>
        <table:table-row table:style-name="ro2">
          <table:table-cell/>
          <table:table-cell table:style-name="ce14" office:value-type="string">
            <text:p><text:a xlink:href="http://www.google.com/search?hl=en&amp;safe=off&amp;rlz=1C1GGLS_enUS313US313&amp;ei=q-mMSvPnOo7QM4vw-ccK&amp;sa=X&amp;oi=spell&amp;resnum=0&amp;ct=result&amp;cd=1&amp;q=Electrical+recording+from+hearts+with+flexible+nanowire+device+arrays&amp;spell=1">Electrical recording from hearts with flexible nanowire device arrays - Google Search</text:a></text:p>
          </table:table-cell>
          <table:table-cell table:number-columns-repeated="254"/>
        </table:table-row>
        <table:table-row table:style-name="ro3">
          <table:table-cell/>
          <table:table-cell table:style-name="ce14" office:value-type="string">
            <text:p>another researcher doing nano wire arrays for cell communicationEDIT|DELETE</text:p>
          </table:table-cell>
          <table:table-cell table:number-columns-repeated="254"/>
        </table:table-row>
        <table:table-row table:style-name="ro2">
          <table:table-cell/>
          <table:table-cell table:style-name="ce14" office:value-type="string">
            <text:p>grad_school.txt</text:p>
          </table:table-cell>
          <table:table-cell table:number-columns-repeated="254"/>
        </table:table-row>
        <table:table-row table:style-name="ro2">
          <table:table-cell/>
          <table:table-cell table:style-name="ce14" office:value-type="string">
            <text:p><text:a xlink:href="http://www.google.com/search?hl=en&amp;safe=off&amp;rlz=1C1GGLS_enUS313US313&amp;ei=oOmMSuf9JYrANdPv7OEK&amp;sa=X&amp;oi=spell&amp;resnum=0&amp;ct=result&amp;cd=1&amp;q=Detection,+stimulation+and+inhibition+of+neuronal+signals+with+high-density+nanowires+transistor+arrays.&amp;spell=1">Detection, stimulation and inhibition of neuronal signals with high-density nanowires transistor arrays. - Google Search</text:a></text:p>
          </table:table-cell>
          <table:table-cell table:number-columns-repeated="254"/>
        </table:table-row>
        <table:table-row table:style-name="ro3">
          <table:table-cell/>
          <table:table-cell table:style-name="ce14" office:value-type="string">
            <text:p>another researcher doing nano wire arrays for cell communicationEDIT|DELETE</text:p>
          </table:table-cell>
          <table:table-cell table:number-columns-repeated="254"/>
        </table:table-row>
        <table:table-row table:style-name="ro1" table:number-rows-repeated="65510">
          <table:table-cell table:number-columns-repeated="256"/>
        </table:table-row>
        <table:table-row table:style-name="ro1">
          <table:table-cell table:number-columns-repeated="256"/>
        </table:table-row>
      </table:table>
      <table:database-ranges>
        <table:database-range table:name="unnamed_FilterIn_Database_1" table:target-range-address="'RETIRED MIT'.A1:'RETIRED MIT'.D21">
          <table:sort>
            <table:sort-by table:field-number="2" table:data-type="automatic"/>
          </table:sort>
        </table:database-range>
        <table:database-range table:name="unnamed_FilterIn_Database_2" table:target-range-address="'RETIRED Stanford'.B2:'RETIRED Stanford'.B65512">
          <table:sort>
            <table:sort-by table:field-number="0" table:data-type="automatic"/>
          </table:sort>
        </table:database-range>
        <table:database-range table:name="unnamed_FilterIn_Database_3" table:target-range-address="'RETIRED Berkeley'.D10:'RETIRED Berkeley'.D15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Yes</number:text>
    </number:number-style>
    <number:number-style style:name="N135P1" style:volatile="true">
      <number:text>Yes</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True</number:text>
    </number:number-style>
    <number:number-style style:name="N137P1" style:volatile="true">
      <number:text>True</number:text>
    </number:number-style>
    <number:number-style style:name="N137">
      <number:text>False</number:text>
      <style:map style:condition="value()&gt;0" style:apply-style-name="N137P0"/>
      <style:map style:condition="value()&lt;0" style:apply-style-name="N137P1"/>
    </number:number-style>
    <number:number-style style:name="N139P0" style:volatile="true">
      <number:text>On</number:text>
    </number:number-style>
    <number:number-style style:name="N139P1" style:volatile="true">
      <number:text>On</number:text>
    </number:number-style>
    <number:number-style style:name="N139">
      <number:text>Off</number:text>
      <style:map style:condition="value()&gt;0" style:apply-style-name="N139P0"/>
      <style:map style:condition="value()&lt;0" style:apply-style-name="N139P1"/>
    </number:number-style>
    <number:currency-style style:name="N141P0" style:volatile="true">
      <number:currency-symbol>€</number:currency-symbol>
      <number:text> </number:text>
      <number:number number:decimal-places="2" number:min-integer-digits="1" number:grouping="true"/>
      <number:text> </number:text>
    </number:currency-style>
    <number:currency-style style:name="N141">
      <style:text-properties fo:color="#ff0000"/>
      <number:text>(</number:text>
      <number:currency-symbol>€</number:currency-symbol>
      <number:text> </number:text>
      <number:number number:decimal-places="2" number:min-integer-digits="1" number:grouping="true"/>
      <number:text>)</number:text>
      <style:map style:condition="value()&gt;=0" style:apply-style-name="N141P0"/>
    </number:currency-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ime-style>
    <number:time-style style:name="N5111" number:language="en" number:country="US">
      <number:hours/>
      <number:text>:</number:text>
      <number:minutes number:style="long"/>
      <number:text>:</number:text>
      <number:seconds number:style="long"/>
    </number:time-style>
    <number:date-style style:name="N5112" number:language="en" number:country="US">
      <number:month/>
      <number:text>/</number:text>
      <number:day/>
      <number:text>/</number:text>
      <number:year number:style="long"/>
      <number:text> </number:text>
      <number:hours/>
      <number:text>:</number:text>
      <number:minutes number:style="long"/>
    </number:date-style>
    <number:number-style style:name="N5114P0" style:volatile="true" number:language="en" number:country="US">
      <number:number number:decimal-places="0" number:min-integer-digits="1" number:grouping="true"/>
      <number:text> </number:text>
    </number:number-style>
    <number:number-style style:name="N5114" number:language="en" number:country="US">
      <number:text>(</number:text>
      <number:number number:decimal-places="0" number:min-integer-digits="1" number:grouping="true"/>
      <number:text>)</number:text>
      <style:map style:condition="value()&gt;=0" style:apply-style-name="N5114P0"/>
    </number:number-style>
    <number:number-style style:name="N5115P0" style:volatile="true" number:language="en" number:country="US">
      <number:number number:decimal-places="0" number:min-integer-digits="1" number:grouping="true"/>
      <number:text> </number:text>
    </number:number-style>
    <number:number-style style:name="N5115" number:language="en" number:country="US">
      <style:text-properties fo:color="#ff0000"/>
      <number:text>(</number:text>
      <number:number number:decimal-places="0" number:min-integer-digits="1" number:grouping="true"/>
      <number:text>)</number:text>
      <style:map style:condition="value()&gt;=0" style:apply-style-name="N5115P0"/>
    </number:number-style>
    <number:number-style style:name="N5117P0" style:volatile="true" number:language="en" number:country="US">
      <number:number number:decimal-places="2" number:min-integer-digits="1" number:grouping="true"/>
      <number:text> </number:text>
    </number:number-style>
    <number:number-style style:name="N5117" number:language="en" number:country="US">
      <number:text>(</number:text>
      <number:number number:decimal-places="2" number:min-integer-digits="1" number:grouping="true"/>
      <number:text>)</number:text>
      <style:map style:condition="value()&gt;=0" style:apply-style-name="N5117P0"/>
    </number:number-style>
    <number:number-style style:name="N5118P0" style:volatile="true" number:language="en" number:country="US">
      <number:number number:decimal-places="2" number:min-integer-digits="1" number:grouping="true"/>
      <number:text> </number:text>
    </number:number-style>
    <number:number-style style:name="N5118" number:language="en" number:country="US">
      <style:text-properties fo:color="#ff0000"/>
      <number:text>(</number:text>
      <number:number number:decimal-places="2" number:min-integer-digits="1" number:grouping="true"/>
      <number:text>)</number:text>
      <style:map style:condition="value()&gt;=0" style:apply-style-name="N5118P0"/>
    </number:number-style>
    <number:currency-style style:name="N5120P0" style:volatile="true" number:language="en" number:country="US">
      <number:currency-symbol/>
      <number:number number:decimal-places="0" number:min-integer-digits="1" number:grouping="true"/>
      <number:text> </number:text>
    </number:currency-style>
    <number:currency-style style:name="N5120" number:language="en" number:country="US">
      <number:text>(</number:text>
      <number:currency-symbol/>
      <number:number number:decimal-places="0"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style:text-properties fo:color="#ff0000"/>
      <number:text>(</number:text>
      <number:currency-symbol/>
      <number:number number:decimal-places="0" number:min-integer-digits="1" number:grouping="true"/>
      <number:text>)</number:text>
      <style:map style:condition="value()&gt;=0" style:apply-style-name="N5121P0"/>
    </number:currency-style>
    <number:currency-style style:name="N5123P0" style:volatile="true" number:language="en" number:country="US">
      <number:currency-symbol/>
      <number:number number:decimal-places="2" number:min-integer-digits="1" number:grouping="true"/>
      <number:text> </number:text>
    </number:currency-style>
    <number:currency-style style:name="N5123" number:language="en" number:country="US">
      <number:text>(</number:text>
      <number:currency-symbol/>
      <number:number number:decimal-places="2" number:min-integer-digits="1" number:grouping="true"/>
      <number:text>)</number:text>
      <style:map style:condition="value()&gt;=0" style:apply-style-name="N5123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style:text-properties fo:color="#ff0000"/>
      <number:text>(</number:text>
      <number:currency-symbol/>
      <number:number number:decimal-places="2" number:min-integer-digits="1" number:grouping="true"/>
      <number:text>)</number:text>
      <style:map style:condition="value()&gt;=0" style:apply-style-name="N5124P0"/>
    </number:currency-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_32_0_25__20_-_20_Accent1" style:display-name="20% - Accent1" style:family="table-cell" style:parent-style-name="Default">
      <style:table-cell-properties fo:background-color="#ccccff"/>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138in solid #808080"/>
      <style:text-properties fo:color="#ff9900" style:text-outline="false" style:font-name="Calibri" fo:font-size="11pt" fo:font-style="normal" fo:text-shadow="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0413in double #333333" style:border-line-width="0.0138in 0.0138in 0.0138in"/>
      <style:text-properties fo:color="#ffffff" style:text-outline="false" style:font-name="Calibri" fo:font-size="11pt" fo:font-style="normal" fo:text-shadow="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font-name="Calibri" fo:font-size="11pt" fo:font-style="italic" fo:text-shadow="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0555in solid #333399" style:diagonal-bl-tr="none" style:diagonal-tl-br="none" fo:border-left="none" fo:border-right="none" fo:border-top="none"/>
      <style:text-properties fo:color="#003366" style:text-outline="false" style:font-name="Calibri" fo:font-size="15pt" fo:font-style="normal" fo:text-shadow="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0555in solid #c0c0c0" style:diagonal-bl-tr="none" style:diagonal-tl-br="none" fo:border-left="none" fo:border-right="none" fo:border-top="none"/>
      <style:text-properties fo:color="#003366" style:text-outline="false" style:font-name="Calibri" fo:font-size="13pt" fo:font-style="normal" fo:text-shadow="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346in solid #0066cc" style:diagonal-bl-tr="none" style:diagonal-tl-br="none" fo:border-left="none" fo:border-right="none" fo:border-top="none"/>
      <style:text-properties fo:color="#003366" style:text-outline="false" style:font-name="Calibri" fo:font-size="11pt" fo:font-style="normal" fo:text-shadow="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font-name="Calibri" fo:font-size="11pt" fo:font-style="normal" fo:text-shadow="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138in solid #808080"/>
      <style:text-properties fo:color="#333399"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138in solid #c0c0c0"/>
    </style:style>
    <style:style style:name="Output" style:family="table-cell" style:parent-style-name="Default">
      <style:table-cell-properties fo:background-color="#c0c0c0" style:diagonal-bl-tr="none" style:diagonal-tl-br="none" fo:border="0.0138in solid #333333"/>
      <style:text-properties fo:color="#333333" style:text-outline="false" style:font-name="Calibri" fo:font-size="11pt" fo:font-style="normal" fo:text-shadow="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font-name="Cambria" fo:font-size="18pt" fo:font-style="normal" fo:text-shadow="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font-name="Calibri" fo:font-size="11pt" fo:font-style="normal" fo:text-shadow="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font-name="Calibri" fo:font-size="11pt" fo:font-style="normal" fo:text-shadow="none" fo:font-weight="normal" style:font-size-asian="11pt" style:font-style-asian="normal" style:font-weight-asian="normal" style:font-size-complex="11pt" style:font-style-complex="normal" style:font-weight-complex="normal"/>
    </style:style>
    <style:style style:name="Excel_5f_BuiltIn_5f_Hyperlink" style:display-name="Excel_BuiltIn_Hyperlink" style:family="table-cell" style:parent-style-name="Default">
      <style:text-properties fo:color="#0000ff" style:text-outline="fals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2-27">02/27/2010</text:date>, <text:time>10:19:16</text:time></text:p>
        </style:region-right>
      </style:header>
      <style:header-left style:display="false"/>
      <style:footer>
        <text:p>Page <text:page-number>1</text:page-number> / <text:page-count>99</text:page-count></text:p>
      </style:footer>
      <style:footer-left style:display="false"/>
    </style:master-page>
    <style:master-page style:name="PageStyle_5f_MIT" style:display-name="PageStyle_MIT"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Ben Haley</meta:initial-creator>
    <meta:creation-date>2009-10-06T11:57:30</meta:creation-date>
    <dc:date>2010-02-27T10:19:16</dc:date>
    <dc:language>en-US</dc:language>
    <meta:editing-cycles>34</meta:editing-cycles>
    <meta:editing-duration>P3DT10H23M14S</meta:editing-duration>
    <meta:user-defined meta:name="Info 1"/>
    <meta:user-defined meta:name="Info 2"/>
    <meta:user-defined meta:name="Info 3"/>
    <meta:user-defined meta:name="Info 4"/>
    <meta:document-statistic meta:table-count="5" meta:cell-count="251"/>
  </office:meta>
</office:document-meta>
</file>